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5.0104in"/>
        </style:tab-stops>
      </style:paragraph-properties>
    </style:style>
    <style:style style:name="T2" style:parent-style-name="DefaultParagraphFont" style:family="text">
      <style:text-properties fo:color="#FFFFFF" fo:font-size="18pt" style:font-size-asian="18pt" style:font-size-complex="18pt" fo:language="en" fo:country="US"/>
    </style:style>
    <style:style style:name="P3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4" style:parent-style-name="Normal" style:family="paragraph">
      <style:text-properties style:font-name="Corbel Light" fo:color="#000000" fo:font-size="12pt" style:font-size-asian="12pt" style:font-size-complex="12pt" fo:language="en" fo:country="US"/>
    </style:style>
    <style:style style:name="P5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6" style:parent-style-name="Normal" style:family="paragraph">
      <style:paragraph-properties>
        <style:tab-stops>
          <style:tab-stop style:type="left" style:position="5.0104in"/>
        </style:tab-stops>
      </style:paragraph-properties>
      <style:text-properties style:font-name="Corbel Light" fo:color="#000000" fo:font-size="18pt" style:font-size-asian="18pt" style:font-size-complex="18pt" fo:language="en" fo:country="US"/>
    </style:style>
    <style:style style:name="P7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8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9" style:parent-style-name="ListParagraph" style:list-style-name="LFO1" style:family="paragraph">
      <style:text-properties style:font-name="Corbel Light" fo:color="#000000" fo:font-size="12pt" style:font-size-asian="12pt" style:font-size-complex="12pt" fo:language="en" fo:country="US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Corbel Light" fo:color="#000000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f6c6ad" draw:opacity="100%" draw:stroke="solid" svg:stroke-width="0.01389in" svg:stroke-color="#042433" svg:stroke-opacity="100%" draw:stroke-linejoin="miter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-0.20833in" svg:y="-1.17708in" svg:width="8.45764in" svg:height="12.38542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3">Video data-set</text:p>
      <text:p text:style-name="P4">Video data-set is simply a set of data in sequel format which contains 4 original tables each with its own primary keys and foreign keys. After a deep data <text:s/>clearance and process through Structured Query Language (SQL) , I was able to <text:s/>formed 11 tables from the original tables of which was used to answer the questions below.</text:p>
      <text:p text:style-name="P5"/>
      <text:p text:style-name="P6"><text:s/>Questions<text:tab/></text:p>
      <text:list text:style-name="LFO1" text:continue-numbering="true">
        <text:list-item>
          <text:p text:style-name="P7">Show stock by genre.</text:p>
        </text:list-item>
        <text:list-item>
          <text:p text:style-name="P8">Show the list of customer with the highest rentals (<text:s/>total rental <text:s/>above the average).</text:p>
        </text:list-item>
        <text:list-item>
          <text:p text:style-name="P9">Show the list of customer with the lowest rentals (<text:s/>total rental below the average).</text:p>
        </text:list-item>
        <text:list-item>
          <text:p text:style-name="P10"><text:span text:style-name="T11">Give the list of the most rented films by genre. (<text:s/></text:span><text:span text:style-name="T12">f</text:span><text:span text:style-name="T13">rom highest to lowest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7:04:00Z</meta:creation-date>
    <dc:date>2024-07-06T16:33:00Z</dc:date>
    <meta:template xlink:href="Normal.dotm" xlink:type="simple"/>
    <meta:editing-cycles>5</meta:editing-cycles>
    <meta:editing-duration>PT0S</meta:editing-duration>
    <meta:document-statistic meta:page-count="1" meta:paragraph-count="1" meta:word-count="93" meta:character-count="625" meta:row-count="4" meta:non-whitespace-character-count="533"/>
  </office:meta>
</office:document-meta>
</file>